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Verdana"/>
    </style:style>
    <style:style style:name="P2" style:family="paragraph" style:parent-style-name="Standard">
      <style:paragraph-properties fo:text-align="start" style:justify-single-word="false"/>
      <style:text-properties style:font-name="Verdana"/>
    </style:style>
    <style:style style:name="P3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TRATO DE PRESTACIÓN DE SERVICIOS PARA EL DESARROLLO DE UNA APLICACIÓN DE INTERNET</text:p>
      <text:p text:style-name="P6"/>
      <text:p text:style-name="P1"><text:span text:style-name="T2">A LOS 6 DÍAS DEL MES DE ABRIL DEL AÑO 2015 EN LA CIUDAD DE MAR DEL PLATA, PROVINCIA DE BUENOS AIRES, CEL</text:span>EBRAN POR UNA PARTE EL SR. FEDERICO MANUEL FERNÁNDEZ DAGUERRE, C.U.I.T N° 20-33662699-5, A QUIEN EN LO SUCESIVO Y PARA LOS EFECTOS DEL PRESENTE CONTRATO SE LE DENOMINARÁ <text:span text:style-name="T1">EL DESARROLLADOR</text:span> Y POR LA OTRA PARTE EL SR. RODRIGO BARG<text:span text:style-name="T2">, C.U.I.T. N°<text:tab/>00-00000000/0</text:span>, A QUIEN EN LO SUCESIVO Y PARA LOS EFECTOS DEL PRESENTE CONTRATO SE LE DENOMINARÁ <text:span text:style-name="T1">EL CLIENTE</text:span>, DE CONFORMIDAD CON LAS SIGUIENTES DECLARACIONES Y CLÁUSULAS:</text:p>
      <text:p text:style-name="P1"/>
      <text:p text:style-name="P1"/>
      <text:p text:style-name="P1">Declara el Desarrollador: </text:p>
      <text:p text:style-name="P1">I) Que cuenta con las facultades necesarias para celebrar este acto, y que las mismas no le han sido revocadas ni limitadas de manera alguna respecto de las leyes de la República Argentina.</text:p>
      <text:p text:style-name="P1">II) Que tiene la experiencia, así como los recursos materiales necesarios para la elaboración y mantenimiento de aplicaciones de Internet. </text:p>
      <text:p text:style-name="P1"/>
      <text:p text:style-name="P1">Declara el Cliente: </text:p>
      <text:p text:style-name="P1">I) Que cuenta con las facultades necesarias para celebrar este acto, y que las mismas no le han sido revocadas ni limitadas de manera alguna respecto de las leyes de la República Argentina. </text:p>
      <text:p text:style-name="P1">II) Que es su deseo que el Desarrollador desarrolle una aplicación para Internet.</text:p>
      <text:p text:style-name="P1"/>
      <text:p text:style-name="P1">Declaran ambas partes que es su voluntad expresa comprometerse en <text:s text:c="3"/>términos del presente CONTRATO, reconociéndose plenamente su mutua capacidad, sin que exista error, mala fe, dolo o violencia alguna por ninguna de las partes, dejando sin efecto cualquier otra negociación, obligación o comunicación, oral o escrita, con anterioridad a la firma del presente contrato <text:s/>que esté relacionada directamente con el objeto del mismo de conformidad con las siguientes cláusulas. </text:p>
      <text:p text:style-name="P1"/>
      <text:p text:style-name="P1">PRIMERA.- El objeto del presente contrato es desarrollar una aplicación web <text:s/>cuyos requerimientos se describen en el “ANEXO I” y que firmado por las partes forma parte integral del presente contrato. </text:p>
      <text:p text:style-name="P1"/>
      <text:p text:style-name="P1"/>
      <text:p text:style-name="P1">SEGUNDA.- El precio del presente contrato que deberá pagar <text:span text:style-name="T1">EL CLIENTE</text:span> a <text:span text:style-name="T1">EL DESARROLLADOR</text:span> es de $ 4400 (CUATRO MIL CUATROCIENTOS pesos 00/100 moneda nacional).</text:p>
      <text:p text:style-name="P1"/>
      <text:p text:style-name="P1"/>
      <text:p text:style-name="P1">TERCERA.- Los pagos se realizarán de la siguiente manera: </text:p>
      <text:p text:style-name="P1">I) Un pago por la cantidad de $ 2000 (DOS MIL pesos 00/100 moneda nacional) a la firma del presente contrato. </text:p>
      <text:p text:style-name="P1">II) Un pago por la cantidad de $ 2400 (DOS MIL CUATROCIENTOS pesos 00/100 moneda nacional) a la entrega del código fuente que compone el total del trabajo realizado.</text:p>
      <text:p text:style-name="P1"/>
      <text:p text:style-name="P1">El retraso o incumplimiento del pago generará a cargo de <text:span text:style-name="T1">EL CLIENTE</text:span> un <text:soft-page-break/>interés del 7% (siete por ciento) mensual hasta la total liquidación del adeudo correspondiente. </text:p>
      <text:p text:style-name="P1"/>
      <text:p text:style-name="P1"/>
      <text:p text:style-name="P1">CUARTA.- <text:span text:style-name="T1">EL DESARROLLADOR</text:span> se compromete a cumplir todas las obligaciones previstas en el cuerpo del presente contrato, las leyes respectivas, así como de sus anexos, como lo son enunciativa más no limitantes las siguientes: </text:p>
      <text:p text:style-name="P1"/>
      <text:p text:style-name="P1">I) Sujetarse a las normas internas de trabajo que le sean aplicables de <text:span text:style-name="T1">EL CLIENTE</text:span>, de las que por naturaleza misma de los servicios que se pactan sean requeridas para las visitas en las instalaciones de <text:span text:style-name="T1">EL CLIENTE</text:span>, así como las previstas en los anexos de este CONTRATO. </text:p>
      <text:p text:style-name="P1">II) Que la ejecución de los servicios esté acorde con el programa y el tiempo de entrega de los servicios de conformidad con el anexo respectivo. </text:p>
      <text:p text:style-name="P1"/>
      <text:p text:style-name="P1"/>
      <text:p text:style-name="P1">QUINTA.- <text:span text:style-name="T1">EL DESARROLLADOR</text:span> tendrá el derecho de autor que le corresponde por crear la obra software. Incluyendo a publicar su autoría donde él crea conveniente. <text:s/></text:p>
      <text:p text:style-name="P1"/>
      <text:p text:style-name="P1"/>
      <text:p text:style-name="P1">SEXTA.- Cualquier adición o modificación al presente contrato solo surtirá efecto cuando sea otorgada por escrito por las personas que firman este CONTRATO.</text:p>
      <text:p text:style-name="P1"/>
      <text:p text:style-name="P1"/>
      <text:p text:style-name="P1">SÉPTIMA.- <text:span text:style-name="T1">EL DESARROLLADOR</text:span> podrá subcontratar parcialmente las obligaciones del presente CONTRATO y de proyectos relacionados directamente con el mismo, quedando siempre como titular responsable del cumplimiento de las mismas, pudiendo ceder total o parcialmente los derechos que confiere el presente CONTRATO sin autorización por escrito por parte de <text:span text:style-name="T1">EL CLIENTE</text:span> . </text:p>
      <text:p text:style-name="P1"/>
      <text:p text:style-name="P1"/>
      <text:p text:style-name="P1">OCTAVA.- Para la interpretación y cumplimiento del presente contrato las partes se someten expresamente a la legislación vigente y a la competencia de los tribunales de esta ciudad de Mar del Plata, Provincia de Buenos Aires, renunciando a cualquier otro fuero que les pudiere corresponder por razón de nacionalidad, domicilios presentes o futuros, o por cualquier otro motivo. </text:p>
      <text:p text:style-name="P1"/>
      <text:p text:style-name="P1"/>
      <text:p text:style-name="P1">NOVENA.- Ninguna de las cláusulas de este contrato deberá interpretarse en el sentido de que <text:span text:style-name="T1">EL DESARROLLADOR</text:span> desempeñará el cargo de empleado, agente, comisionista, factor, dependiente, o representante legal de <text:span text:style-name="T1">EL CLIENTE</text:span> para cualquier propósito. Consecuentemente <text:span text:style-name="T1">EL DESARROLLADOR</text:span> no está autorizado para llevar a cabo funciones, actividades o tareas de las que por su naturaleza correspondan a las figuras antes señaladas, ni para aceptar o firmar acuerdos, convenios o contratos, en nombre o representación de <text:span text:style-name="T1">EL CLIENTE</text:span> o para alterar los términos contractuales. </text:p>
      <text:p text:style-name="P1"/>
      <text:p text:style-name="P1"/>
      <text:p text:style-name="P1">DECIMA.- Para todo lo relacionado con el presente contrato las partes señalan <text:soft-page-break/>como sus domicilios los siguientes: </text:p>
      <text:p text:style-name="P2"><text:span text:style-name="T1">EL CLIENTE</text:span> </text:p>
      <text:p text:style-name="P2"><text:span text:style-name="T4"><text:tab/></text:span><text:span text:style-name="T3">Nombre del Cliente:</text:span><text:span text:style-name="T4"> Rodrigo Barg</text:span></text:p>
      <text:p text:style-name="P2"><text:span text:style-name="T4"><text:tab/></text:span><text:span text:style-name="T3">Dirección:</text:span><text:span text:style-name="T4"> Lamadrid 2546</text:span> – Mar del Plata.</text:p>
      <text:p text:style-name="P2"><text:span text:style-name="T4"><text:tab/></text:span><text:span text:style-name="T3">Teléfono:</text:span><text:span text:style-name="T4"> </text:span>0223 - 155755430 </text:p>
      <text:p text:style-name="P3"><text:span text:style-name="T4"><text:tab/></text:span>Correo electrónico:<text:span text:style-name="T4"> rodrigobarg@gmail.com</text:span></text:p>
      <text:p text:style-name="P2"/>
      <text:p text:style-name="P1"/>
      <text:p text:style-name="P4">EL DESARROLLADOR</text:p>
      <text:p text:style-name="P2"><text:span text:style-name="T4"><text:tab/></text:span><text:span text:style-name="T3">Nombre del Desarrollador:</text:span><text:span text:style-name="T4"> </text:span>Federico M. F. Daguerre.</text:p>
      <text:p text:style-name="P2"><text:span text:style-name="T4"><text:tab/></text:span><text:span text:style-name="T3">Dirección:</text:span><text:span text:style-name="T4"> Formosa 180 Departamento N°12</text:span> - Mar del Plata.</text:p>
      <text:p text:style-name="P2"><text:span text:style-name="T4"><text:tab/></text:span><text:span text:style-name="T3">Teléfono:</text:span><text:span text:style-name="T4"> </text:span>0223 - 154984221</text:p>
      <text:p text:style-name="P2"><text:span text:style-name="T4"><text:tab/></text:span><text:span text:style-name="T3">Correo electrónico:</text:span> fetudaguerre@gmail.com</text:p>
      <text:p text:style-name="P1"/>
      <text:p text:style-name="P1"/>
      <text:p text:style-name="P1">En caso de que alguno de estos datos sea modificado se deberá dar aviso por escrito, con cuando menos cinco días de anticipación, a la otra parte y se señalará la fecha en que el nuevo domicilio entrará en vigor. </text:p>
      <text:p text:style-name="P1"/>
      <text:p text:style-name="P1"/>
      <text:p text:style-name="P1">DECIMO PRIMERA.- El código fuente, generado por <text:span text:style-name="T1">EL DESARROLLADOR</text:span> , que conforma la aplicación web, está protegido bajo los términos de la licencia GNU GPL (GNU General Public License) v3 (SE ADJUNTA UNA COPIA DEL TEXTO COMPLETO DE LA LICENCIA) o cualquier otra posterior.</text:p>
      <text:p text:style-name="P1"/>
      <text:p text:style-name="P1"/>
      <text:p text:style-name="P1"/>
      <text:p text:style-name="P1"/>
      <text:p text:style-name="P1"/>
      <text:p text:style-name="P1">______________________________<text:tab/><text:tab/><text:tab/> <text:s text:c="3"/>______________________________</text:p>
      <text:p text:style-name="P1"><text:s text:c="6"/>Federico M.F. Daguerre<text:tab/><text:tab/><text:tab/><text:tab/><text:tab/><text:tab/>Firma Client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 Daguerre</meta:initial-creator>
    <meta:creation-date>2010-09-28T21:39:06</meta:creation-date>
    <dc:date>2015-04-03T12:37:41</dc:date>
    <dc:creator>Federico Daguerre</dc:creator>
    <meta:editing-duration>PT6H37M32S</meta:editing-duration>
    <meta:editing-cycles>27</meta:editing-cycles>
    <meta:generator>LibreOffice/3.5$Linux_X86_64 LibreOffice_project/350m1$Build-2</meta:generator>
    <meta:document-statistic meta:table-count="0" meta:image-count="0" meta:object-count="0" meta:page-count="3" meta:paragraph-count="38" meta:word-count="920" meta:character-count="5905" meta:non-whitespace-character-count="4972"/>
  </office:meta>
</office:document-meta>
</file>